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016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2.274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>
            <text:p>1<text:span text:style-name="T1">st</text:span> eigenvalue</text:p>
          </table:table-cell>
          <table:table-cell office:value-type="string">
            <text:p>Comment</text:p>
          </table:table-cell>
        </table:table-row>
        <table:table-row table:style-name="ro1">
          <table:table-cell office:value-type="string">
            <text:p>N=10</text:p>
          </table:table-cell>
          <table:table-cell table:style-name="ce1" office:value-type="float" office:value="2379297.5560029">
            <text:p>2379297.5560029</text:p>
          </table:table-cell>
          <table:table-cell office:value-type="string">
            <text:p>Definitely convergent for 7 s.f.</text:p>
          </table:table-cell>
        </table:table-row>
        <table:table-row table:style-name="ro1">
          <table:table-cell office:value-type="string">
            <text:p>N=20</text:p>
          </table:table-cell>
          <table:table-cell office:value-type="float" office:value="2379297.39824661">
            <text:p>2379297.39824661</text:p>
          </table:table-cell>
          <table:table-cell office:value-type="string">
            <text:p>Converge for 10 s.f. as N increases </text:p>
          </table:table-cell>
        </table:table-row>
        <table:table-row table:style-name="ro1">
          <table:table-cell office:value-type="string">
            <text:p>N=30</text:p>
          </table:table-cell>
          <table:table-cell office:value-type="float" office:value="2379297.39365286">
            <text:p>2379297.39365286</text:p>
          </table:table-cell>
          <table:table-cell/>
        </table:table-row>
        <table:table-row table:style-name="ro1">
          <table:table-cell office:value-type="string">
            <text:p>N=40</text:p>
          </table:table-cell>
          <table:table-cell office:value-type="float" office:value="2379297.39826478">
            <text:p>2379297.39826478</text:p>
          </table:table-cell>
          <table:table-cell/>
        </table:table-row>
        <table:table-row table:style-name="ro1">
          <table:table-cell office:value-type="string">
            <text:p>N=50</text:p>
          </table:table-cell>
          <table:table-cell office:value-type="float" office:value="2379297.42061444">
            <text:p>2379297.42061444</text:p>
          </table:table-cell>
          <table:table-cell/>
        </table:table-row>
        <table:table-row table:style-name="ro1">
          <table:table-cell office:value-type="string">
            <text:p>N=60</text:p>
          </table:table-cell>
          <table:table-cell office:value-type="float" office:value="2379297.39813205">
            <text:p>2379297.39813205</text:p>
          </table:table-cell>
          <table:table-cell/>
        </table:table-row>
        <table:table-row table:style-name="ro1">
          <table:table-cell office:value-type="string">
            <text:p>N=70</text:p>
          </table:table-cell>
          <table:table-cell office:value-type="float" office:value="2379297.39827836">
            <text:p>2379297.39827836</text:p>
          </table:table-cell>
          <table:table-cell/>
        </table:table-row>
        <table:table-row table:style-name="ro1">
          <table:table-cell office:value-type="string">
            <text:p>N=80</text:p>
          </table:table-cell>
          <table:table-cell office:value-type="float" office:value="2379297.39809453">
            <text:p>2379297.3980945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6<text:span text:style-name="T1">th</text:span> eigenvalue</text:p>
          </table:table-cell>
          <table:table-cell/>
        </table:table-row>
        <table:table-row table:style-name="ro1">
          <table:table-cell office:value-type="string">
            <text:p>N=10</text:p>
          </table:table-cell>
          <table:table-cell office:value-type="float" office:value="11859032.7292686">
            <text:p>11859032.7292686</text:p>
          </table:table-cell>
          <table:table-cell office:value-type="string">
            <text:p>N=10 produce very different values</text:p>
          </table:table-cell>
        </table:table-row>
        <table:table-row table:style-name="ro1">
          <table:table-cell office:value-type="string">
            <text:p>N=20</text:p>
          </table:table-cell>
          <table:table-cell office:value-type="float" office:value="11896486.0758245">
            <text:p>11896486.0758245</text:p>
          </table:table-cell>
          <table:table-cell office:value-type="string">
            <text:p>Definitely convergent for 8 s.f.</text:p>
          </table:table-cell>
        </table:table-row>
        <table:table-row table:style-name="ro1">
          <table:table-cell office:value-type="string">
            <text:p>N=30</text:p>
          </table:table-cell>
          <table:table-cell office:value-type="float" office:value="11896486.9912346">
            <text:p>11896486.9912346</text:p>
          </table:table-cell>
          <table:table-cell office:value-type="string">
            <text:p>Converge for 12 s.f. as N increases </text:p>
          </table:table-cell>
        </table:table-row>
        <table:table-row table:style-name="ro1">
          <table:table-cell office:value-type="string">
            <text:p>N=40</text:p>
          </table:table-cell>
          <table:table-cell office:value-type="float" office:value="11896486.9912334">
            <text:p>11896486.9912334</text:p>
          </table:table-cell>
          <table:table-cell/>
        </table:table-row>
        <table:table-row table:style-name="ro1">
          <table:table-cell office:value-type="string">
            <text:p>N=50</text:p>
          </table:table-cell>
          <table:table-cell office:value-type="float" office:value="11896486.9925572">
            <text:p>11896486.9925572</text:p>
          </table:table-cell>
          <table:table-cell/>
        </table:table-row>
        <table:table-row table:style-name="ro1">
          <table:table-cell office:value-type="string">
            <text:p>N=60</text:p>
          </table:table-cell>
          <table:table-cell office:value-type="float" office:value="11896486.9912269">
            <text:p>11896486.9912269</text:p>
          </table:table-cell>
          <table:table-cell/>
        </table:table-row>
        <table:table-row table:style-name="ro1">
          <table:table-cell office:value-type="string">
            <text:p>N=70</text:p>
          </table:table-cell>
          <table:table-cell office:value-type="float" office:value="11896486.9912176">
            <text:p>11896486.9912176</text:p>
          </table:table-cell>
          <table:table-cell/>
        </table:table-row>
        <table:table-row table:style-name="ro1">
          <table:table-cell office:value-type="string">
            <text:p>N=80</text:p>
          </table:table-cell>
          <table:table-cell office:value-type="float" office:value="11896486.9912464">
            <text:p>11896486.991246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8<text:span text:style-name="T1">th</text:span> eigenvalue</text:p>
          </table:table-cell>
          <table:table-cell/>
        </table:table-row>
        <table:table-row table:style-name="ro1">
          <table:table-cell office:value-type="string">
            <text:p>N=10</text:p>
          </table:table-cell>
          <table:table-cell office:value-type="float" office:value="23792973.9824583">
            <text:p>23792973.9824583</text:p>
          </table:table-cell>
          <table:table-cell office:value-type="string">
            <text:p>N=20 produce very different values</text:p>
          </table:table-cell>
        </table:table-row>
        <table:table-row table:style-name="ro1">
          <table:table-cell office:value-type="string">
            <text:p>N=20</text:p>
          </table:table-cell>
          <table:table-cell office:value-type="float" office:value="23885877.7725023">
            <text:p>23885877.7725023</text:p>
          </table:table-cell>
          <table:table-cell office:value-type="string">
            <text:p>Definitely convergent for 7 s.f.</text:p>
          </table:table-cell>
        </table:table-row>
        <table:table-row table:style-name="ro1">
          <table:table-cell office:value-type="string">
            <text:p>N=30</text:p>
          </table:table-cell>
          <table:table-cell office:value-type="float" office:value="23792970.8863004">
            <text:p>23792970.8863004</text:p>
          </table:table-cell>
          <table:table-cell office:value-type="string">
            <text:p>Converge for 12 s.f. as N increases </text:p>
          </table:table-cell>
        </table:table-row>
        <table:table-row table:style-name="ro1">
          <table:table-cell office:value-type="string">
            <text:p>N=40</text:p>
          </table:table-cell>
          <table:table-cell office:value-type="float" office:value="23792973.9824727">
            <text:p>23792973.9824727</text:p>
          </table:table-cell>
          <table:table-cell/>
        </table:table-row>
        <table:table-row table:style-name="ro1">
          <table:table-cell office:value-type="string">
            <text:p>N=50</text:p>
          </table:table-cell>
          <table:table-cell office:value-type="float" office:value="23792973.9824655">
            <text:p>23792973.9824655</text:p>
          </table:table-cell>
          <table:table-cell/>
        </table:table-row>
        <table:table-row table:style-name="ro1">
          <table:table-cell office:value-type="string">
            <text:p>N=60</text:p>
          </table:table-cell>
          <table:table-cell office:value-type="float" office:value="23792973.9824709">
            <text:p>23792973.9824709</text:p>
          </table:table-cell>
          <table:table-cell/>
        </table:table-row>
        <table:table-row table:style-name="ro1">
          <table:table-cell office:value-type="string">
            <text:p>N=70</text:p>
          </table:table-cell>
          <table:table-cell office:value-type="float" office:value="23792973.9824624">
            <text:p>23792973.9824624</text:p>
          </table:table-cell>
          <table:table-cell/>
        </table:table-row>
        <table:table-row table:style-name="ro1">
          <table:table-cell office:value-type="string">
            <text:p>N=80</text:p>
          </table:table-cell>
          <table:table-cell office:value-type="float" office:value="23792973.9824583">
            <text:p>23792973.982458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Note:</text:p>
          </table:table-cell>
          <table:table-cell table:style-name="ce2" office:value-type="string">
            <text:p>All these results are produced by Matlab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8/18/2014</text:date>, <text:time>16:2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4:46:06.63</meta:creation-date>
    <dc:date>2014-08-18T16:24:34.53</dc:date>
    <meta:editing-duration>PT1H38M28S</meta:editing-duration>
    <meta:editing-cycles>1</meta:editing-cycles>
    <meta:document-statistic meta:table-count="3" meta:cell-count="62" meta:object-count="0"/>
    <meta:generator>LibreOffice/3.4$Win32 LibreOffice_project/340m1$Build-402</meta:generator>
  </office:meta>
</office:document-meta>
</file>